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54687" calcext:value-type="percentage">
            <text:p>54.69%</text:p>
          </table:table-cell>
          <table:table-cell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table:style-name="ce3" office:value-type="percentage" office:value="0.4921" calcext:value-type="percentage">
            <text:p>49.21%</text:p>
          </table:table-cell>
          <table:table-cell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2T12:12:37.568972424</dc:date>
    <meta:editing-duration>PT17M19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